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1.616cm" fo:break-before="auto" style:use-optimal-row-height="true"/>
    </style:style>
    <style:style style:name="ro4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-asian="AR PL SungtiL G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ngu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lottocod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amille linguistiqu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frikaan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fri127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do-europée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marasi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oto125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onésie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imo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Espagnol d’Argentin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mer125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do-europée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iéloruss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ent195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do-europée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iélorussi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Malais du Brunei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run124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onésien</text:p>
          </table:table-cell>
          <table:table-cell office:value-type="string" calcext:value-type="string">
            <text:p>&amp;</text:p>
          </table:table-cell>
          <table:table-cell table:style-name="ce3" office:value-type="string" calcext:value-type="string">
            <text:p>Brunei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Sarde de Cagliari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eri124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do-europée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Castilian Spanis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ast124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do-europée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Arrernte centra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ast237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ayo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ayo124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onésie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Basque de Goizuet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asq124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\\</text:p>
          </table:table-cell>
        </table:table-row>
        <table:table-row table:style-name="ro3">
          <table:table-cell office:value-type="string" calcext:value-type="string">
            <text:p>Indonésien des Bajau (Lombok de l’est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do13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onésie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Trique d’Itunyoso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anm1298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Oto-mangu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Kazak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aza1248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Turciqu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Mave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afe1237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Austronésie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\</text:p>
          </table:table-cell>
        </table:table-row>
        <table:table-row table:style-name="ro4">
          <table:table-cell office:value-type="string" calcext:value-type="string">
            <text:p>Sasak, dialecte de Meno-Mené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eno1251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Austronésie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eenku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2820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Mandé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amambo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alo1243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Austronésie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Ukrainie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ut2604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Indo-europée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16:54:52.918396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4:47:49.611407708</meta:creation-date>
    <dc:date>2022-10-10T16:55:53.424910856</dc:date>
    <meta:editing-duration>PT3M33S</meta:editing-duration>
    <meta:editing-cycles>2</meta:editing-cycles>
    <meta:generator>LibreOffice/6.4.7.2$Linux_X86_64 LibreOffice_project/40$Build-2</meta:generator>
    <meta:document-statistic meta:table-count="1" meta:cell-count="228" meta:object-count="0"/>
  </office:meta>
</office:document-meta>
</file>